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9cm" fo:min-width="4.678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8cm" fo:min-width="3.807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809cm" fo:min-width="5.833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808cm" fo:min-width="5.833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3465a4" draw:marker-end="Arrowheads_20_1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78cm" svg:height="1.699cm" svg:x="8.244cm" svg:y="4.593cm">
          <text:p text:style-name="P1">用户登录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.613cm" svg:height="2.059cm" svg:x="6.527cm" svg:y="7.373cm">
          <text:p text:style-name="P1">验证用户名和密码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0.833cm" svg:y1="6.292cm" svg:x2="10.834cm" svg:y2="7.373cm" draw:start-shape="id1" draw:start-glue-point="2" draw:end-shape="id2" draw:end-glue-point="4" svg:d="M10833 6292l1 1081" svg:viewBox="0 0 2 1082">
          <text:p/>
        </draw:connector>
        <draw:connector draw:style-name="gr4" draw:text-style-name="P3" draw:layer="layout" svg:x1="6.527cm" svg:y1="8.403cm" svg:x2="8.244cm" svg:y2="5.442cm" draw:start-shape="id2" draw:start-glue-point="5" draw:end-shape="id1" draw:end-glue-point="3" svg:d="M6527 8403h-502v-2961h2219" svg:viewBox="0 0 2220 2962">
          <text:p text:style-name="P1">验证失败</text:p>
        </draw:connector>
        <draw:connector draw:style-name="gr5" draw:text-style-name="P3" draw:layer="layout" draw:type="line" svg:x1="10.853cm" svg:y1="9.432cm" svg:x2="10.833cm" svg:y2="11.053cm" draw:end-shape="id3" draw:end-glue-point="0" svg:d="M10853 9432l-20 1621" svg:viewBox="0 0 21 1622">
          <text:p text:style-name="P1">验证成功</text:p>
        </draw:connector>
        <draw:custom-shape draw:style-name="gr6" draw:text-style-name="P2" xml:id="id3" draw:id="id3" draw:layer="layout" svg:width="6.333cm" svg:height="2.059cm" svg:x="7.667cm" svg:y="11.053cm">
          <text:p text:style-name="P1">进入主页面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6.333cm" svg:height="2.058cm" svg:x="7.667cm" svg:y="14.42cm">
          <text:p text:style-name="P1">（注册+）</text:p>
          <text:p text:style-name="P1">登录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0.833cm" svg:y1="13.112cm" svg:x2="10.833cm" svg:y2="14.42cm" draw:start-shape="id3" draw:start-glue-point="2" draw:end-shape="id4" svg:d="M10833 13112v1308" svg:viewBox="0 0 1 1309">
          <text:p/>
        </draw:connector>
        <draw:custom-shape draw:style-name="gr6" draw:text-style-name="P2" xml:id="id5" draw:id="id5" draw:layer="layout" svg:width="6.333cm" svg:height="2.059cm" svg:x="7.667cm" svg:y="17.505cm">
          <text:p text:style-name="P1">返回主页面使用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10.833cm" svg:y1="16.478cm" svg:x2="10.833cm" svg:y2="17.505cm" draw:start-shape="id4" draw:start-glue-point="2" draw:end-shape="id5" draw:end-glue-point="0" svg:d="M10833 16478v1027" svg:viewBox="0 0 1 102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08:51:44.973794309</meta:creation-date>
    <dc:date>2024-12-31T09:07:08.642728379</dc:date>
    <meta:editing-duration>PT15M23S</meta:editing-duration>
    <meta:editing-cycles>2</meta:editing-cycles>
    <meta:generator>LibreOffice/24.2.7.2$Linux_X86_64 LibreOffice_project/420$Build-2</meta:generator>
    <meta:document-statistic meta:object-count="10"/>
  </office:meta>
</office:document-meta>
</file>